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732cm" fo:min-width="2.48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732cm" fo:min-width="2.487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731cm" fo:min-width="2.489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733cm" fo:min-width="2.485cm"/>
    </style:style>
    <style:style style:name="gr5" style:family="graphic" style:parent-style-name="Default_5f_1">
      <style:graphic-properties draw:textarea-vertical-align="middle"/>
    </style:style>
    <style:style style:name="gr6" style:family="graphic" style:parent-style-name="Default_5f_1">
      <style:graphic-properties draw:textarea-horizontal-align="justify" draw:textarea-vertical-align="middle" draw:auto-grow-height="false" fo:min-height="2.073cm" fo:min-width="1.823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11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61cm" fo:min-width="4.71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045cm" fo:min-width="1.42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Default_5f_1">
      <style:graphic-properties draw:textarea-horizontal-align="justify" draw:textarea-vertical-align="middle" draw:auto-grow-height="false" fo:min-height="2.044cm" fo:min-width="1.42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5.149cm"/>
      <style:paragraph-properties style:writing-mode="lr-tb"/>
    </style:style>
    <style:style style:name="gr13" style:family="graphic" style:parent-style-name="Default_5f_1">
      <style:graphic-properties draw:textarea-horizontal-align="justify" draw:textarea-vertical-align="middle" draw:auto-grow-height="false" fo:min-height="0.733cm" fo:min-width="2.488cm"/>
    </style:style>
    <style:style style:name="gr14" style:family="graphic" style:parent-style-name="Default_5f_1">
      <style:graphic-properties svg:stroke-color="#ffffff" draw:textarea-vertical-align="middle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3.353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2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1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72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4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5cm" fo:min-width="1.57cm"/>
      <style:paragraph-properties style:writing-mode="lr-tb"/>
    </style:style>
    <style:style style:name="gr22" style:family="graphic" style:parent-style-name="Default_5f_1">
      <style:graphic-properties draw:textarea-horizontal-align="justify" draw:textarea-vertical-align="middle" draw:auto-grow-height="false" fo:min-height="0.077cm" fo:min-width="0cm"/>
    </style:style>
    <style:style style:name="gr23" style:family="graphic" style:parent-style-name="Default_5f_1">
      <style:graphic-properties draw:textarea-horizontal-align="justify" draw:textarea-vertical-align="middle" draw:auto-grow-height="false" fo:min-height="0.075cm" fo:min-width="0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192cm" fo:min-width="1.512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Default_5f_1">
      <style:graphic-properties draw:stroke="none" draw:fill="none" fo:min-height="1.737cm"/>
      <style:paragraph-properties style:writing-mode="lr-tb"/>
    </style:style>
    <style:style style:name="gr2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52cm" fo:min-width="2.286cm"/>
      <style:paragraph-properties style:writing-mode="lr-tb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1cm"/>
      <style:paragraph-properties style:writing-mode="lr-tb"/>
    </style:style>
    <style:style style:name="gr30" style:family="graphic" style:parent-style-name="Default_5f_1">
      <style:graphic-properties draw:textarea-horizontal-align="justify" draw:textarea-vertical-align="middle" draw:auto-grow-height="false" fo:min-height="0.076cm" fo:min-width="0cm"/>
    </style:style>
    <style:style style:name="gr3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solid" draw:textarea-vertical-align="middle"/>
    </style:style>
    <style:style style:name="gr33" style:family="graphic" style:parent-style-name="objectwithoutfill">
      <style:graphic-properties draw:fill="solid" draw:textarea-vertical-align="middle"/>
    </style:style>
    <style:style style:name="gr34" style:family="graphic" style:parent-style-name="standard">
      <style:graphic-properties svg:stroke-color="#3465a4" draw:fill-color="#729fcf" draw:textarea-vertical-align="middle"/>
    </style:style>
    <style:style style:name="gr3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97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background-color="#ffffff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9.7999992370605pt" style:font-size-asian="22pt" style:font-size-complex="22pt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89cm" svg:height="0.982cm" svg:x="8.111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87cm" svg:height="0.982cm" svg:x="16.8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89cm" svg:height="0.981cm" svg:x="8.246cm" svg:y="9.7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989cm" svg:height="0.981cm" svg:x="16.983cm" svg:y="9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985cm" svg:height="0.983cm" draw:transform="rotate (1.5707963267949) translate (13.717cm 8.179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111cm" svg:y1="3.291cm" svg:x2="5.298cm" svg:y2="5.195cm" draw:start-shape="id1" draw:start-glue-point="3" draw:end-shape="id2" draw:end-glue-point="4" svg:d="M8111 3291h-2813v1904" svg:viewBox="0 0 2814 1905">
          <text:p/>
        </draw:connector>
        <draw:connector draw:style-name="gr5" draw:text-style-name="P1" draw:layer="layout" svg:x1="5.298cm" svg:y1="8.48cm" svg:x2="8.246cm" svg:y2="10.247cm" draw:start-shape="id2" draw:start-glue-point="8" draw:end-shape="id3" draw:end-glue-point="3" svg:d="M5298 8480v1767h2948" svg:viewBox="0 0 2949 1768">
          <text:p/>
        </draw:connector>
        <draw:connector draw:style-name="gr5" draw:text-style-name="P1" draw:layer="layout" svg:x1="22.25cm" svg:y1="15.1cm" svg:x2="14.192cm" svg:y2="17.557cm" draw:start-shape="id4" draw:start-glue-point="2" draw:end-shape="id5" draw:end-glue-point="0" svg:d="M22250 15100v2457h-8058" svg:viewBox="0 0 8059 2458">
          <text:p/>
        </draw:connector>
        <draw:connector draw:style-name="gr5" draw:text-style-name="P1" draw:layer="layout" svg:x1="11.235cm" svg:y1="10.247cm" svg:x2="16.983cm" svg:y2="10.247cm" draw:start-shape="id3" draw:start-glue-point="1" draw:end-shape="id6" draw:end-glue-point="3" svg:d="M11235 10247h5748" svg:viewBox="0 0 5749 1">
          <text:p/>
        </draw:connector>
        <draw:connector draw:style-name="gr5" draw:text-style-name="P1" draw:layer="layout" svg:x1="14.208cm" svg:y1="8.179cm" svg:x2="16.983cm" svg:y2="10.247cm" draw:start-shape="id7" draw:start-glue-point="3" draw:end-shape="id6" draw:end-glue-point="3" svg:d="M14208 8179v2068h2775" svg:viewBox="0 0 2776 2069">
          <text:p/>
        </draw:connector>
        <draw:connector draw:style-name="gr5" draw:text-style-name="P1" draw:layer="layout" svg:x1="16.8cm" svg:y1="3.291cm" svg:x2="14.208cm" svg:y2="5.194cm" draw:start-shape="id8" draw:start-glue-point="3" draw:end-shape="id7" draw:end-glue-point="1" svg:d="M16800 3291h-2592v1903" svg:viewBox="0 0 2593 1904">
          <text:p/>
        </draw:connector>
        <draw:custom-shape draw:style-name="gr6" draw:text-style-name="P2" xml:id="id2" draw:id="id2" draw:layer="layout" svg:width="3.285cm" svg:height="3.285cm" svg:x="3.655cm" svg:y="5.19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011cm" svg:height="1.988cm" svg:x="2.5cm" svg:y="6.312cm">
          <draw:text-box>
            <text:p><text:span text:style-name="T1">V</text:span><text:span text:style-name="T2">s</text:span></text:p>
          </draw:text-box>
        </draw:frame>
        <draw:frame draw:style-name="gr8" draw:text-style-name="P4" draw:layer="layout" svg:width="5.218cm" svg:height="1.911cm" svg:x="23.341cm" svg:y="7.413cm">
          <draw:text-box>
            <text:p><text:span text:style-name="T3">I</text:span><text:span text:style-name="T4">b</text:span><text:span text:style-name="T3"> = K</text:span><text:span text:style-name="T4">b</text:span><text:span text:style-name="T3"> </text:span><text:span text:style-name="T3">V</text:span><text:span text:style-name="T4">b</text:span></text:p>
          </draw:text-box>
        </draw:frame>
        <draw:g xml:id="id10" draw:id="id10">
          <draw:custom-shape draw:style-name="gr9" draw:text-style-name="P1" draw:layer="layout" svg:width="3.839cm" svg:height="4.589cm" svg:x="20.375cm" svg:y="4.4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5" draw:layer="layout" svg:x1="22.29cm" svg:y1="5.794cm" svg:x2="22.29cm" svg:y2="8.051cm">
            <text:p/>
          </draw:line>
        </draw:g>
        <draw:custom-shape draw:style-name="gr11" draw:text-style-name="P6" xml:id="id9" draw:id="id9" draw:layer="layout" svg:width="3.838cm" svg:height="4.587cm" svg:x="12.273cm" svg:y="11.66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5.649cm" svg:height="1.988cm" svg:x="15.651cm" svg:y="14.512cm">
          <draw:text-box>
            <text:p><text:span text:style-name="T5">V</text:span><text:span text:style-name="T6">d</text:span><text:span text:style-name="T5"> = K</text:span><text:span text:style-name="T6">d</text:span><text:span text:style-name="T5"> I</text:span><text:span text:style-name="T6">d</text:span><text:span text:style-name="T3"> </text:span></text:p>
          </draw:text-box>
        </draw:frame>
        <draw:connector draw:style-name="gr5" draw:text-style-name="P7" draw:layer="layout" svg:x1="11.235cm" svg:y1="10.247cm" svg:x2="14.192cm" svg:y2="11.663cm" draw:start-shape="id3" draw:start-glue-point="1" draw:end-shape="id9" draw:end-glue-point="4" svg:d="M11235 10247h2957v1416" svg:viewBox="0 0 2958 1417">
          <text:p/>
        </draw:connector>
        <draw:connector draw:style-name="gr5" draw:text-style-name="P7" draw:layer="layout" svg:x1="11.1cm" svg:y1="3.291cm" svg:x2="14.208cm" svg:y2="5.194cm" draw:start-shape="id1" draw:start-glue-point="1" draw:end-shape="id7" draw:end-glue-point="1" svg:d="M11100 3291h3108v1903" svg:viewBox="0 0 3109 1904">
          <text:p/>
        </draw:connector>
        <draw:connector draw:style-name="gr5" draw:text-style-name="P7" draw:layer="layout" svg:x1="19.972cm" svg:y1="10.247cm" svg:x2="22.25cm" svg:y2="11.798cm" draw:start-shape="id6" draw:start-glue-point="1" draw:end-shape="id4" draw:end-glue-point="0" svg:d="M19972 10247h2278v1551" svg:viewBox="0 0 2279 1552">
          <text:p/>
        </draw:connector>
        <draw:connector draw:style-name="gr5" draw:text-style-name="P7" draw:layer="layout" svg:x1="19.787cm" svg:y1="3.291cm" svg:x2="22.294cm" svg:y2="4.461cm" draw:start-shape="id8" draw:start-glue-point="1" draw:end-shape="id10" draw:end-glue-point="0" svg:d="M19787 3291h2507v1170" svg:viewBox="0 0 2508 1171">
          <text:p/>
        </draw:connector>
        <draw:connector draw:style-name="gr5" draw:text-style-name="P7" draw:layer="layout" draw:line-skew="0.64cm -0.714cm" svg:x1="22.294cm" svg:y1="9.05cm" svg:x2="22.351cm" svg:y2="10.137cm" draw:start-shape="id10" draw:start-glue-point="2" draw:end-shape="id11" draw:end-glue-point="11" svg:d="M22294 9050v1150h-94v-63h151" svg:viewBox="0 0 152 1151">
          <text:p/>
        </draw:connector>
        <draw:custom-shape draw:style-name="gr13" draw:text-style-name="P1" xml:id="id12" draw:id="id12" draw:layer="layout" svg:width="2.988cm" svg:height="0.983cm" svg:x="8.244cm" svg:y="17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2.985cm" svg:height="0.983cm" draw:transform="rotate (1.5707963267949) translate (4.798cm 15.311cm)">
          <text:p/>
          <draw:enhanced-geometry svg:viewBox="0 0 21600 21600" draw:type="rectangle" draw:enhanced-path="M 0 0 L 21600 0 21600 21600 0 21600 0 0 Z N"/>
        </draw:custom-shape>
        <draw:connector draw:style-name="gr5" draw:text-style-name="P7" xml:id="id5" draw:id="id5" draw:layer="layout" svg:x1="11.232cm" svg:y1="17.557cm" svg:x2="14.192cm" svg:y2="16.25cm" draw:start-shape="id12" draw:start-glue-point="1" draw:end-shape="id9" draw:end-glue-point="6" svg:d="M11232 17557h2960v-1307" svg:viewBox="0 0 2961 1308">
          <text:p/>
        </draw:connector>
        <draw:connector draw:style-name="gr14" draw:text-style-name="P8" draw:layer="layout" svg:x1="5.289cm" svg:y1="12.326cm" svg:x2="8.246cm" svg:y2="10.247cm" draw:start-shape="id13" draw:start-glue-point="1" draw:end-shape="id3" draw:end-glue-point="3" svg:d="M5289 12326v-2079h2957" svg:viewBox="0 0 2958 2080">
          <text:p/>
        </draw:connector>
        <draw:connector draw:style-name="gr5" draw:text-style-name="P7" draw:layer="layout" svg:x1="5.289cm" svg:y1="15.311cm" svg:x2="8.244cm" svg:y2="17.557cm" draw:start-shape="id13" draw:start-glue-point="3" draw:end-shape="id12" draw:end-glue-point="3" svg:d="M5289 15311v2246h2955" svg:viewBox="0 0 2956 2247">
          <text:p/>
        </draw:connector>
        <draw:frame draw:style-name="gr15" draw:text-style-name="P4" draw:layer="layout" svg:width="3.853cm" svg:height="1.987cm" svg:x="19.4cm" svg:y="12.313cm">
          <draw:text-box>
            <text:p><text:span text:style-name="T3">I</text:span><text:span text:style-name="T4">c</text:span></text:p>
          </draw:text-box>
        </draw:frame>
        <draw:frame draw:style-name="gr16" draw:text-style-name="P9" draw:layer="layout" svg:width="2.072cm" svg:height="1.987cm" svg:x="8.9cm" svg:y="1.813cm">
          <draw:text-box>
            <text:p>R<text:span text:style-name="T7">1</text:span></text:p>
          </draw:text-box>
        </draw:frame>
        <draw:frame draw:style-name="gr16" draw:text-style-name="P9" draw:layer="layout" svg:width="2.072cm" svg:height="1.987cm" svg:x="9.1cm" svg:y="18.2cm">
          <draw:text-box>
            <text:p>R<text:span text:style-name="T7">7</text:span></text:p>
          </draw:text-box>
        </draw:frame>
        <draw:frame draw:style-name="gr17" draw:text-style-name="P9" draw:layer="layout" svg:width="2.071cm" svg:height="1.987cm" svg:x="18.029cm" svg:y="10.8cm">
          <draw:text-box>
            <text:p>R<text:span text:style-name="T7">5</text:span></text:p>
          </draw:text-box>
        </draw:frame>
        <draw:frame draw:style-name="gr18" draw:text-style-name="P9" draw:layer="layout" svg:width="2.07cm" svg:height="1.987cm" svg:x="9.13cm" svg:y="10.713cm">
          <draw:text-box>
            <text:p>R<text:span text:style-name="T7">4</text:span></text:p>
          </draw:text-box>
        </draw:frame>
        <draw:frame draw:style-name="gr19" draw:text-style-name="P9" draw:layer="layout" svg:width="2.072cm" svg:height="1.988cm" svg:x="12.628cm" svg:y="7.812cm">
          <draw:text-box>
            <text:p>R<text:span text:style-name="T7">3</text:span></text:p>
          </draw:text-box>
        </draw:frame>
        <draw:frame draw:style-name="gr20" draw:text-style-name="P9" draw:layer="layout" svg:width="2.074cm" svg:height="1.987cm" svg:x="17.526cm" svg:y="1.7cm">
          <draw:text-box>
            <text:p>R<text:span text:style-name="T7">2</text:span></text:p>
          </draw:text-box>
        </draw:frame>
        <draw:frame draw:style-name="gr21" draw:text-style-name="P9" draw:layer="layout" svg:width="2.07cm" svg:height="1.985cm" svg:x="2.728cm" svg:y="12.762cm">
          <draw:text-box>
            <text:p>R<text:span text:style-name="T7">6</text:span></text:p>
          </draw:text-box>
        </draw:frame>
        <draw:custom-shape draw:style-name="gr22" draw:text-style-name="P7" draw:layer="layout" svg:width="0.418cm" svg:height="0.461cm" svg:x="13.967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11" draw:id="id11" draw:layer="layout" svg:width="0.42cm" svg:height="0.459cm" svg:x="21.992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419cm" svg:height="0.459cm" svg:x="13.968cm" svg:y="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14" draw:id="id14" draw:layer="layout" svg:width="0.419cm" svg:height="0.459cm" svg:x="5.115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2.012cm" svg:height="3.442cm" svg:x="12.688cm" svg:y="4.9cm">
          <draw:text-box>
            <text:p>+</text:p>
            <text:p>V<text:span text:style-name="T7">b</text:span></text:p>
            <text:p>-</text:p>
          </draw:text-box>
        </draw:frame>
        <draw:line draw:style-name="gr25" draw:text-style-name="P10" draw:layer="layout" svg:x1="6.44cm" svg:y1="12.326cm" svg:x2="6.44cm" svg:y2="15.692cm">
          <text:p/>
        </draw:line>
        <draw:frame draw:style-name="gr26" draw:text-style-name="P11" draw:layer="layout" svg:width="1.544cm" svg:height="1.987cm" svg:x="6.556cm" svg:y="13.2cm">
          <draw:text-box>
            <text:p><text:span text:style-name="T5">I</text:span><text:span text:style-name="T6">d</text:span></text:p>
          </draw:text-box>
        </draw:frame>
        <draw:g>
          <draw:line draw:style-name="gr27" draw:text-style-name="P10" draw:layer="layout" svg:x1="1.922cm" svg:y1="11.099cm" svg:x2="1.922cm" svg:y2="9.3cm">
            <text:p/>
          </draw:line>
          <draw:line draw:style-name="gr27" draw:text-style-name="P10" draw:layer="layout" svg:x1="1.931cm" svg:y1="11.099cm" svg:x2="1.931cm" svg:y2="9.3cm">
            <text:p/>
          </draw:line>
          <draw:line draw:style-name="gr27" draw:text-style-name="P10" draw:layer="layout" svg:x1="1.595cm" svg:y1="9.788cm" svg:x2="1.587cm" svg:y2="10.682cm">
            <text:p/>
          </draw:line>
          <draw:line draw:style-name="gr27" draw:text-style-name="P10" draw:layer="layout" svg:x1="1.302cm" svg:y1="10.027cm" svg:x2="1.298cm" svg:y2="10.457cm">
            <text:p/>
          </draw:line>
          <draw:line draw:style-name="gr27" draw:text-style-name="P10" draw:layer="layout" svg:x1="1.951cm" svg:y1="10.223cm" svg:x2="2.7cm" svg:y2="10.237cm">
            <text:p/>
          </draw:line>
        </draw:g>
        <draw:frame draw:style-name="gr28" draw:text-style-name="P9" draw:layer="layout" svg:width="2.786cm" svg:height="1.402cm" svg:x="16.154cm" svg:y="18.8cm">
          <draw:text-box>
            <text:p>GND</text:p>
          </draw:text-box>
        </draw:frame>
        <draw:frame draw:style-name="gr29" draw:text-style-name="P3" draw:layer="layout" svg:width="2.01cm" svg:height="1.988cm" svg:x="23.99cm" svg:y="11.4cm">
          <draw:text-box>
            <text:p><text:span text:style-name="T1">V</text:span><text:span text:style-name="T2">4</text:span></text:p>
          </draw:text-box>
        </draw:frame>
        <draw:custom-shape draw:style-name="gr30" draw:text-style-name="P7" draw:layer="layout" svg:width="0.418cm" svg:height="0.46cm" svg:x="5.138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0.419cm" svg:height="0.46cm" svg:x="22.03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9" draw:layer="layout" svg:width="2.9cm" svg:height="1.673cm" svg:x="4.1cm" svg:y="2.6cm">
          <draw:text-box>
            <text:p>1</text:p>
          </draw:text-box>
        </draw:frame>
        <draw:frame draw:style-name="gr31" draw:text-style-name="P9" draw:layer="layout" svg:width="2.9cm" svg:height="1.673cm" svg:x="13.4cm" svg:y="2.027cm">
          <draw:text-box>
            <text:p><text:s/>2</text:p>
          </draw:text-box>
        </draw:frame>
        <draw:frame draw:style-name="gr31" draw:text-style-name="P9" draw:layer="layout" svg:width="2.9cm" svg:height="1.673cm" svg:x="22.7cm" svg:y="2.9cm">
          <draw:text-box>
            <text:p>3</text:p>
          </draw:text-box>
        </draw:frame>
        <draw:frame draw:style-name="gr31" draw:text-style-name="P9" draw:layer="layout" svg:width="2.9cm" svg:height="1.673cm" svg:x="22.5cm" svg:y="9.927cm">
          <draw:text-box>
            <text:p>6</text:p>
          </draw:text-box>
        </draw:frame>
        <draw:frame draw:style-name="gr31" draw:text-style-name="P9" draw:layer="layout" svg:width="2.9cm" svg:height="1.673cm" svg:x="14.3cm" svg:y="10.127cm">
          <draw:text-box>
            <text:p>5</text:p>
          </draw:text-box>
        </draw:frame>
        <draw:frame draw:style-name="gr31" draw:text-style-name="P9" draw:layer="layout" svg:width="2.9cm" svg:height="1.673cm" svg:x="2.6cm" svg:y="17.1cm">
          <draw:text-box>
            <text:p><text:tab/>7</text:p>
          </draw:text-box>
        </draw:frame>
        <draw:line draw:style-name="gr32" draw:text-style-name="P12" draw:layer="layout" svg:x1="15.3cm" svg:y1="8cm" svg:x2="15.3cm" svg:y2="5.4cm">
          <text:p/>
        </draw:line>
        <draw:line draw:style-name="gr32" draw:text-style-name="P12" draw:layer="layout" svg:x1="8.3cm" svg:y1="4.5cm" svg:x2="10.7cm" svg:y2="4.5cm">
          <text:p/>
        </draw:line>
        <draw:line draw:style-name="gr32" draw:text-style-name="P12" draw:layer="layout" svg:x1="17cm" svg:y1="4.4cm" svg:x2="19.4cm" svg:y2="4.4cm">
          <text:p/>
        </draw:line>
        <draw:line draw:style-name="gr32" draw:text-style-name="P12" draw:layer="layout" svg:x1="19.8cm" svg:y1="9.4cm" svg:x2="17.4cm" svg:y2="9.4cm">
          <text:p/>
        </draw:line>
        <draw:line draw:style-name="gr32" draw:text-style-name="P12" draw:layer="layout" svg:x1="10.999cm" svg:y1="9.2cm" svg:x2="8.25cm" svg:y2="9.2cm">
          <text:p/>
        </draw:line>
        <draw:line draw:style-name="gr32" draw:text-style-name="P12" draw:layer="layout" svg:x1="8.271cm" svg:y1="16.7cm" svg:x2="11.02cm" svg:y2="16.7cm">
          <text:p/>
        </draw:line>
        <draw:line draw:style-name="gr32" draw:text-style-name="P12" draw:layer="layout" svg:x1="20.3cm" svg:y1="12.5cm" svg:x2="20.3cm" svg:y2="15.1cm">
          <text:p/>
        </draw:line>
        <draw:custom-shape draw:style-name="gr23" draw:text-style-name="P7" draw:layer="layout" svg:width="0.42cm" svg:height="0.459cm" svg:x="5.08cm" svg:y="17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42cm" svg:height="0.459cm" svg:x="5.06cm" svg:y="1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9" draw:layer="layout" svg:width="3.5cm" svg:height="1.673cm" svg:x="2.1cm" svg:y="11.4cm">
          <draw:text-box>
            <text:p>“Node 9”</text:p>
          </draw:text-box>
        </draw:frame>
        <draw:line draw:style-name="gr33" draw:text-style-name="P12" draw:layer="layout" svg:x1="5.3cm" svg:y1="11.6cm" svg:x2="7.6cm" svg:y2="11.6cm">
          <text:p/>
        </draw:line>
        <draw:line draw:style-name="gr33" draw:text-style-name="P12" draw:layer="layout" svg:x1="13.2cm" svg:y1="15.1cm" svg:x2="7.6cm" svg:y2="15.1cm">
          <text:p/>
        </draw:line>
        <draw:line draw:style-name="gr33" draw:text-style-name="P12" draw:layer="layout" svg:x1="7.6cm" svg:y1="15.1cm" svg:x2="7.6cm" svg:y2="11.6cm">
          <text:p/>
        </draw:line>
        <draw:line draw:style-name="gr33" draw:text-style-name="P12" draw:layer="layout" svg:x1="6.4cm" svg:y1="11.6cm" svg:x2="7cm" svg:y2="11.6cm">
          <text:p/>
        </draw:line>
        <draw:line draw:style-name="gr33" draw:text-style-name="P12" draw:layer="layout" svg:x1="13cm" svg:y1="13.1cm" svg:x2="13cm" svg:y2="12.3cm">
          <text:p/>
        </draw:line>
        <draw:line draw:style-name="gr33" draw:text-style-name="P12" draw:layer="layout" svg:x1="13cm" svg:y1="12.3cm" svg:x2="8cm" svg:y2="12.3cm">
          <text:p/>
        </draw:line>
        <draw:line draw:style-name="gr33" draw:text-style-name="P12" draw:layer="layout" svg:x1="5.3cm" svg:y1="10.8cm" svg:x2="8cm" svg:y2="10.8cm">
          <text:p/>
        </draw:line>
        <draw:line draw:style-name="gr33" draw:text-style-name="P12" draw:layer="layout" svg:x1="8cm" svg:y1="12.2cm" svg:x2="8cm" svg:y2="10.8cm">
          <text:p/>
        </draw:line>
        <draw:line draw:style-name="gr33" draw:text-style-name="P12" draw:layer="layout" svg:x1="8cm" svg:y1="12.3cm" svg:x2="8cm" svg:y2="12.1cm">
          <text:p/>
        </draw:line>
        <draw:line draw:style-name="gr33" draw:text-style-name="P12" draw:layer="layout" svg:x1="5.3cm" svg:y1="11.6cm" svg:x2="5.3cm" svg:y2="12.4cm">
          <text:p/>
        </draw:line>
        <draw:line draw:style-name="gr33" draw:text-style-name="P12" draw:layer="layout" svg:x1="5.3cm" svg:y1="10.3cm" svg:x2="5.3cm" svg:y2="10.8cm">
          <text:p/>
        </draw:line>
        <draw:connector draw:style-name="gr34" draw:text-style-name="P13" draw:layer="layout" svg:x1="5.534cm" svg:y1="10.247cm" svg:x2="8.246cm" svg:y2="10.247cm" draw:start-shape="id14" draw:start-glue-point="10" draw:end-shape="id3" svg:d="M5534 10247h2712" svg:viewBox="0 0 2713 1">
          <text:p/>
        </draw:connector>
        <draw:g xml:id="id4" draw:id="id4">
          <draw:line draw:style-name="gr35" draw:text-style-name="P10" draw:layer="layout" svg:x1="22.251cm" svg:y1="11.798cm" svg:x2="22.251cm" svg:y2="12.896cm">
            <text:p/>
          </draw:line>
          <draw:line draw:style-name="gr35" draw:text-style-name="P10" draw:layer="layout" svg:x1="20.8cm" svg:y1="12.905cm" svg:x2="23.697cm" svg:y2="12.905cm">
            <text:p/>
          </draw:line>
          <draw:line draw:style-name="gr35" draw:text-style-name="P10" draw:layer="layout" svg:x1="20.803cm" svg:y1="14.008cm" svg:x2="23.7cm" svg:y2="14.008cm">
            <text:p/>
          </draw:line>
          <draw:line draw:style-name="gr35" draw:text-style-name="P10" draw:layer="layout" svg:x1="22.251cm" svg:y1="14.002cm" svg:x2="22.251cm" svg:y2="15.1cm">
            <text:p/>
          </draw:line>
        </draw:g>
        <draw:line draw:style-name="gr33" draw:text-style-name="P12" draw:layer="layout" svg:x1="2.6cm" svg:y1="10.3cm" svg:x2="5.2cm" svg:y2="10.3cm">
          <text:p/>
        </draw:line>
        <draw:custom-shape draw:style-name="gr22" draw:text-style-name="P7" draw:layer="layout" svg:width="0.418cm" svg:height="0.461cm" svg:x="13.982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9" draw:layer="layout" svg:width="2.9cm" svg:height="1.673cm" svg:x="13.7cm" svg:y="17.8cm">
          <draw:text-box>
            <text:p>8</text:p>
            <text:p/>
          </draw:text-box>
        </draw:frame>
        <draw:frame draw:style-name="gr36" draw:text-style-name="P14" draw:layer="layout" svg:width="1.47cm" svg:height="1.43cm" svg:x="23cm" svg:y="14.27cm">
          <draw:text-box>
            <text:p><text:span text:style-name="T8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1:17:42.551183072</meta:creation-date>
    <dc:date>2021-04-02T17:38:33.158054187</dc:date>
    <meta:editing-duration>PT17M59S</meta:editing-duration>
    <meta:editing-cycles>6</meta:editing-cycles>
    <meta:generator>LibreOffice/6.4.6.2$Linux_X86_64 LibreOffice_project/40$Build-2</meta:generator>
    <meta:document-statistic meta:object-count="91"/>
  </office:meta>
</office:document-meta>
</file>